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0.9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>
      <style:table-cell-properties fo:background-color="#cccccc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color="#ff3333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5"/>
        <table:table-column table:style-name="co3" table:default-cell-style-name="ce5"/>
        <table:table-row table:style-name="ro1">
          <table:table-cell table:number-columns-repeated="2" office:value-type="string" calcext:value-type="string">
            <text:p>Iteration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style-name="ce8" office:value-type="string" calcext:value-type="string">
            <text:p>P5</text:p>
          </table:table-cell>
          <table:table-cell table:style-name="ce8" office:value-type="string" calcext:value-type="string">
            <text:p>P6</text:p>
          </table:table-cell>
        </table:table-row>
        <table:table-row table:style-name="ro1">
          <table:table-cell/>
          <table:table-cell table:style-name="ce1" office:value-type="string" calcext:value-type="string">
            <text:p>Initial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100" calcext:value-type="float">
            <text:p>100.000</text:p>
          </table:table-cell>
          <table:table-cell table:style-name="ce4" office:value-type="float" office:value="200" calcext:value-type="float">
            <text:p>200.000</text:p>
          </table:table-cell>
          <table:table-cell table:style-name="ce4" office:value-type="float" office:value="300" calcext:value-type="float">
            <text:p>300.000</text:p>
          </table:table-cell>
          <table:table-cell table:style-name="ce4" office:value-type="float" office:value="400" calcext:value-type="float">
            <text:p>400.000</text:p>
          </table:table-cell>
          <table:table-cell table:style-name="ce4" office:value-type="float" office:value="500" calcext:value-type="float">
            <text:p>500.000</text:p>
          </table:table-cell>
          <table:table-cell table:style-name="ce4" office:value-type="float" office:value="600" calcext:value-type="float">
            <text:p>600.000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2]" office:value-type="float" office:value="0" calcext:value-type="float">
            <text:p>0.000</text:p>
          </table:table-cell>
          <table:table-cell table:formula="of:=([.C2]+[.D2])/2" office:value-type="float" office:value="50" calcext:value-type="float">
            <text:p>50.000</text:p>
          </table:table-cell>
          <table:table-cell table:formula="of:=([.C2]+[.E2])/2" office:value-type="float" office:value="100" calcext:value-type="float">
            <text:p>100.000</text:p>
          </table:table-cell>
          <table:table-cell table:formula="of:=([.D3]+[.F2])/2" office:value-type="float" office:value="175" calcext:value-type="float">
            <text:p>175.000</text:p>
          </table:table-cell>
          <table:table-cell table:formula="of:=([.D3]+[.G2])/2" office:value-type="float" office:value="225" calcext:value-type="float">
            <text:p>225.000</text:p>
          </table:table-cell>
          <table:table-cell table:formula="of:=([.E3]+[.H2])/2" office:value-type="float" office:value="300" calcext:value-type="float">
            <text:p>300.000</text:p>
          </table:table-cell>
          <table:table-cell table:formula="of:=([.E3]+[.I2])/2" office:value-type="float" office:value="350" calcext:value-type="float">
            <text:p>350.000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3]" office:value-type="float" office:value="0" calcext:value-type="float">
            <text:p>0.000</text:p>
          </table:table-cell>
          <table:table-cell table:formula="of:=([.D3]+[.F3]+[.G3])/3" office:value-type="float" office:value="150" calcext:value-type="float">
            <text:p>150.000</text:p>
          </table:table-cell>
          <table:table-cell table:formula="of:=([.E3]+[.H3]+[.I3])/3" office:value-type="float" office:value="250" calcext:value-type="float">
            <text:p>250.000</text:p>
          </table:table-cell>
          <table:table-cell table:formula="of:=[.F3]" office:value-type="float" office:value="175" calcext:value-type="float">
            <text:p>175.000</text:p>
          </table:table-cell>
          <table:table-cell table:formula="of:=[.G3]" office:value-type="float" office:value="225" calcext:value-type="float">
            <text:p>225.000</text:p>
          </table:table-cell>
          <table:table-cell table:formula="of:=[.H3]" office:value-type="float" office:value="300" calcext:value-type="float">
            <text:p>300.000</text:p>
          </table:table-cell>
          <table:table-cell table:formula="of:=[.I3]" office:value-type="float" office:value="350" calcext:value-type="float">
            <text:p>350.000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table:formula="of:=([.C4]+[.D5]+[.E5])/3" office:value-type="float" office:value="133.333333333333" calcext:value-type="float">
            <text:p>133.333</text:p>
          </table:table-cell>
          <table:table-cell table:style-name="ce6" table:formula="of:=([.D3]+[.F3]+[.G3])/3" office:value-type="float" office:value="150" calcext:value-type="float">
            <text:p>150.000</text:p>
          </table:table-cell>
          <table:table-cell table:style-name="ce6" table:formula="of:=([.E3]+[.H3]+[.I3])/3" office:value-type="float" office:value="250" calcext:value-type="float">
            <text:p>250.000</text:p>
          </table:table-cell>
          <table:table-cell table:style-name="ce6" table:formula="of:=[.F3]" office:value-type="float" office:value="175" calcext:value-type="float">
            <text:p>175.000</text:p>
          </table:table-cell>
          <table:table-cell table:style-name="ce6" table:formula="of:=[.G3]" office:value-type="float" office:value="225" calcext:value-type="float">
            <text:p>225.000</text:p>
          </table:table-cell>
          <table:table-cell table:style-name="ce6" table:formula="of:=[.H3]" office:value-type="float" office:value="300" calcext:value-type="float">
            <text:p>300.000</text:p>
          </table:table-cell>
          <table:table-cell table:style-name="ce6" table:formula="of:=[.I3]" office:value-type="float" office:value="350" calcext:value-type="float">
            <text:p>350.000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5]" office:value-type="float" office:value="133.333333333333" calcext:value-type="float">
            <text:p>133.333</text:p>
          </table:table-cell>
          <table:table-cell table:formula="of:=([.C5]+[.D5])/2" office:value-type="float" office:value="141.666666666667" calcext:value-type="float">
            <text:p>141.667</text:p>
          </table:table-cell>
          <table:table-cell table:formula="of:=([.C5]+[.E5])/2" office:value-type="float" office:value="191.666666666667" calcext:value-type="float">
            <text:p>191.667</text:p>
          </table:table-cell>
          <table:table-cell table:formula="of:=([.D6]+[.F5])/2" office:value-type="float" office:value="158.333333333333" calcext:value-type="float">
            <text:p>158.333</text:p>
          </table:table-cell>
          <table:table-cell table:formula="of:=([.D6]+[.G5])/2" office:value-type="float" office:value="183.333333333333" calcext:value-type="float">
            <text:p>183.333</text:p>
          </table:table-cell>
          <table:table-cell table:formula="of:=([.E6]+[.H5])/2" office:value-type="float" office:value="245.833333333333" calcext:value-type="float">
            <text:p>245.833</text:p>
          </table:table-cell>
          <table:table-cell table:formula="of:=([.E6]+[.I5])/2" office:value-type="float" office:value="270.833333333333" calcext:value-type="float">
            <text:p>270.833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6]" office:value-type="float" office:value="133.333333333333" calcext:value-type="float">
            <text:p>133.333</text:p>
          </table:table-cell>
          <table:table-cell table:formula="of:=([.D6]+[.F6]+[.G6])/3" office:value-type="float" office:value="161.111111111111" calcext:value-type="float">
            <text:p>161.111</text:p>
          </table:table-cell>
          <table:table-cell table:formula="of:=([.E6]+[.H6]+[.I6])/3" office:value-type="float" office:value="236.111111111111" calcext:value-type="float">
            <text:p>236.111</text:p>
          </table:table-cell>
          <table:table-cell table:formula="of:=[.F6]" office:value-type="float" office:value="158.333333333333" calcext:value-type="float">
            <text:p>158.333</text:p>
          </table:table-cell>
          <table:table-cell table:formula="of:=[.G6]" office:value-type="float" office:value="183.333333333333" calcext:value-type="float">
            <text:p>183.333</text:p>
          </table:table-cell>
          <table:table-cell table:formula="of:=[.H6]" office:value-type="float" office:value="245.833333333333" calcext:value-type="float">
            <text:p>245.833</text:p>
          </table:table-cell>
          <table:table-cell table:formula="of:=[.I6]" office:value-type="float" office:value="270.833333333333" calcext:value-type="float">
            <text:p>270.833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([.C7]+[.D8]+[.E8])/3" office:value-type="float" office:value="176.851851851852" calcext:value-type="float">
            <text:p>176.852</text:p>
          </table:table-cell>
          <table:table-cell table:style-name="ce6" table:formula="of:=[.D7]" office:value-type="float" office:value="161.111111111111" calcext:value-type="float">
            <text:p>161.111</text:p>
          </table:table-cell>
          <table:table-cell table:style-name="ce6" table:formula="of:=[.E7]" office:value-type="float" office:value="236.111111111111" calcext:value-type="float">
            <text:p>236.111</text:p>
          </table:table-cell>
          <table:table-cell table:style-name="ce6" table:formula="of:=[.F6]" office:value-type="float" office:value="158.333333333333" calcext:value-type="float">
            <text:p>158.333</text:p>
          </table:table-cell>
          <table:table-cell table:style-name="ce6" table:formula="of:=[.G6]" office:value-type="float" office:value="183.333333333333" calcext:value-type="float">
            <text:p>183.333</text:p>
          </table:table-cell>
          <table:table-cell table:style-name="ce6" table:formula="of:=[.H6]" office:value-type="float" office:value="245.833333333333" calcext:value-type="float">
            <text:p>245.833</text:p>
          </table:table-cell>
          <table:table-cell table:style-name="ce6" table:formula="of:=[.I6]" office:value-type="float" office:value="270.833333333333" calcext:value-type="float">
            <text:p>270.833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8]" office:value-type="float" office:value="176.851851851852" calcext:value-type="float">
            <text:p>176.852</text:p>
          </table:table-cell>
          <table:table-cell table:formula="of:=([.C8]+[.D8])/2" office:value-type="float" office:value="168.981481481481" calcext:value-type="float">
            <text:p>168.981</text:p>
          </table:table-cell>
          <table:table-cell table:formula="of:=([.C8]+[.E8])/2" office:value-type="float" office:value="206.481481481481" calcext:value-type="float">
            <text:p>206.481</text:p>
          </table:table-cell>
          <table:table-cell table:formula="of:=([.D9]+[.F8])/2" office:value-type="float" office:value="163.657407407407" calcext:value-type="float">
            <text:p>163.657</text:p>
          </table:table-cell>
          <table:table-cell table:formula="of:=([.D9]+[.G8])/2" office:value-type="float" office:value="176.157407407407" calcext:value-type="float">
            <text:p>176.157</text:p>
          </table:table-cell>
          <table:table-cell table:formula="of:=([.E9]+[.H8])/2" office:value-type="float" office:value="226.157407407407" calcext:value-type="float">
            <text:p>226.157</text:p>
          </table:table-cell>
          <table:table-cell table:formula="of:=([.E9]+[.I8])/2" office:value-type="float" office:value="238.657407407407" calcext:value-type="float">
            <text:p>238.657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9]" office:value-type="float" office:value="176.851851851852" calcext:value-type="float">
            <text:p>176.852</text:p>
          </table:table-cell>
          <table:table-cell table:formula="of:=([.D9]+[.F9]+[.G9])/3" office:value-type="float" office:value="169.598765432099" calcext:value-type="float">
            <text:p>169.599</text:p>
          </table:table-cell>
          <table:table-cell table:formula="of:=([.E9]+[.H9]+[.I9])/3" office:value-type="float" office:value="223.765432098765" calcext:value-type="float">
            <text:p>223.765</text:p>
          </table:table-cell>
          <table:table-cell table:formula="of:=[.F9]" office:value-type="float" office:value="163.657407407407" calcext:value-type="float">
            <text:p>163.657</text:p>
          </table:table-cell>
          <table:table-cell table:formula="of:=[.G9]" office:value-type="float" office:value="176.157407407407" calcext:value-type="float">
            <text:p>176.157</text:p>
          </table:table-cell>
          <table:table-cell table:formula="of:=[.H9]" office:value-type="float" office:value="226.157407407407" calcext:value-type="float">
            <text:p>226.157</text:p>
          </table:table-cell>
          <table:table-cell table:formula="of:=[.I9]" office:value-type="float" office:value="238.657407407407" calcext:value-type="float">
            <text:p>238.657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([.C10]+[.D11]+[.E11])/3" office:value-type="float" office:value="190.072016460905" calcext:value-type="float">
            <text:p>190.072</text:p>
          </table:table-cell>
          <table:table-cell table:style-name="ce6" table:formula="of:=[.D10]" office:value-type="float" office:value="169.598765432099" calcext:value-type="float">
            <text:p>169.599</text:p>
          </table:table-cell>
          <table:table-cell table:style-name="ce6" table:formula="of:=[.E10]" office:value-type="float" office:value="223.765432098765" calcext:value-type="float">
            <text:p>223.765</text:p>
          </table:table-cell>
          <table:table-cell table:style-name="ce6" table:formula="of:=[.F9]" office:value-type="float" office:value="163.657407407407" calcext:value-type="float">
            <text:p>163.657</text:p>
          </table:table-cell>
          <table:table-cell table:style-name="ce6" table:formula="of:=[.G9]" office:value-type="float" office:value="176.157407407407" calcext:value-type="float">
            <text:p>176.157</text:p>
          </table:table-cell>
          <table:table-cell table:style-name="ce6" table:formula="of:=[.H9]" office:value-type="float" office:value="226.157407407407" calcext:value-type="float">
            <text:p>226.157</text:p>
          </table:table-cell>
          <table:table-cell table:style-name="ce6" table:formula="of:=[.I9]" office:value-type="float" office:value="238.657407407407" calcext:value-type="float">
            <text:p>238.657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11]" office:value-type="float" office:value="190.072016460905" calcext:value-type="float">
            <text:p>190.072</text:p>
          </table:table-cell>
          <table:table-cell table:formula="of:=([.C11]+[.D11])/2" office:value-type="float" office:value="179.835390946502" calcext:value-type="float">
            <text:p>179.835</text:p>
          </table:table-cell>
          <table:table-cell table:formula="of:=([.C11]+[.E11])/2" office:value-type="float" office:value="206.918724279835" calcext:value-type="float">
            <text:p>206.919</text:p>
          </table:table-cell>
          <table:table-cell table:formula="of:=([.D12]+[.F11])/2" office:value-type="float" office:value="171.746399176955" calcext:value-type="float">
            <text:p>171.746</text:p>
          </table:table-cell>
          <table:table-cell table:formula="of:=([.D12]+[.G11])/2" office:value-type="float" office:value="177.996399176955" calcext:value-type="float">
            <text:p>177.996</text:p>
          </table:table-cell>
          <table:table-cell table:formula="of:=([.E12]+[.H11])/2" office:value-type="float" office:value="216.538065843621" calcext:value-type="float">
            <text:p>216.538</text:p>
          </table:table-cell>
          <table:table-cell table:formula="of:=([.E12]+[.I11])/2" office:value-type="float" office:value="222.788065843621" calcext:value-type="float">
            <text:p>222.788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12]" office:value-type="float" office:value="190.072016460905" calcext:value-type="float">
            <text:p>190.072</text:p>
          </table:table-cell>
          <table:table-cell table:formula="of:=([.D12]+[.F12]+[.G12])/3" office:value-type="float" office:value="176.526063100137" calcext:value-type="float">
            <text:p>176.526</text:p>
          </table:table-cell>
          <table:table-cell table:formula="of:=([.E12]+[.H12]+[.I12])/3" office:value-type="float" office:value="215.414951989026" calcext:value-type="float">
            <text:p>215.415</text:p>
          </table:table-cell>
          <table:table-cell table:formula="of:=[.F12]" office:value-type="float" office:value="171.746399176955" calcext:value-type="float">
            <text:p>171.746</text:p>
          </table:table-cell>
          <table:table-cell table:formula="of:=[.G12]" office:value-type="float" office:value="177.996399176955" calcext:value-type="float">
            <text:p>177.996</text:p>
          </table:table-cell>
          <table:table-cell table:formula="of:=[.H12]" office:value-type="float" office:value="216.538065843621" calcext:value-type="float">
            <text:p>216.538</text:p>
          </table:table-cell>
          <table:table-cell table:formula="of:=[.I12]" office:value-type="float" office:value="222.788065843621" calcext:value-type="float">
            <text:p>222.788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([.C13]+[.D14]+[.E14])/3" office:value-type="float" office:value="194.004343850023" calcext:value-type="float">
            <text:p>194.004</text:p>
          </table:table-cell>
          <table:table-cell table:style-name="ce6" table:formula="of:=[.D13]" office:value-type="float" office:value="176.526063100137" calcext:value-type="float">
            <text:p>176.526</text:p>
          </table:table-cell>
          <table:table-cell table:style-name="ce6" table:formula="of:=[.E13]" office:value-type="float" office:value="215.414951989026" calcext:value-type="float">
            <text:p>215.415</text:p>
          </table:table-cell>
          <table:table-cell table:style-name="ce6" table:formula="of:=[.F12]" office:value-type="float" office:value="171.746399176955" calcext:value-type="float">
            <text:p>171.746</text:p>
          </table:table-cell>
          <table:table-cell table:style-name="ce6" table:formula="of:=[.G12]" office:value-type="float" office:value="177.996399176955" calcext:value-type="float">
            <text:p>177.996</text:p>
          </table:table-cell>
          <table:table-cell table:style-name="ce6" table:formula="of:=[.H12]" office:value-type="float" office:value="216.538065843621" calcext:value-type="float">
            <text:p>216.538</text:p>
          </table:table-cell>
          <table:table-cell table:style-name="ce6" table:formula="of:=[.I12]" office:value-type="float" office:value="222.788065843621" calcext:value-type="float">
            <text:p>222.788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14]" office:value-type="float" office:value="194.004343850023" calcext:value-type="float">
            <text:p>194.004</text:p>
          </table:table-cell>
          <table:table-cell table:formula="of:=([.C14]+[.D14])/2" office:value-type="float" office:value="185.26520347508" calcext:value-type="float">
            <text:p>185.265</text:p>
          </table:table-cell>
          <table:table-cell table:formula="of:=([.C14]+[.E14])/2" office:value-type="float" office:value="204.709647919524" calcext:value-type="float">
            <text:p>204.710</text:p>
          </table:table-cell>
          <table:table-cell table:formula="of:=([.D15]+[.F14])/2" office:value-type="float" office:value="178.505801326017" calcext:value-type="float">
            <text:p>178.506</text:p>
          </table:table-cell>
          <table:table-cell table:formula="of:=([.D15]+[.G14])/2" office:value-type="float" office:value="181.630801326017" calcext:value-type="float">
            <text:p>181.631</text:p>
          </table:table-cell>
          <table:table-cell table:formula="of:=([.E15]+[.H14])/2" office:value-type="float" office:value="210.623856881573" calcext:value-type="float">
            <text:p>210.624</text:p>
          </table:table-cell>
          <table:table-cell table:formula="of:=([.E15]+[.I14])/2" office:value-type="float" office:value="213.748856881573" calcext:value-type="float">
            <text:p>213.749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15]" office:value-type="float" office:value="194.004343850023" calcext:value-type="float">
            <text:p>194.004</text:p>
          </table:table-cell>
          <table:table-cell table:formula="of:=([.D15]+[.F15]+[.G15])/3" office:value-type="float" office:value="181.800602042372" calcext:value-type="float">
            <text:p>181.801</text:p>
          </table:table-cell>
          <table:table-cell table:formula="of:=([.E15]+[.H15]+[.I15])/3" office:value-type="float" office:value="209.69412056089" calcext:value-type="float">
            <text:p>209.694</text:p>
          </table:table-cell>
          <table:table-cell table:formula="of:=[.F15]" office:value-type="float" office:value="178.505801326017" calcext:value-type="float">
            <text:p>178.506</text:p>
          </table:table-cell>
          <table:table-cell table:formula="of:=[.G15]" office:value-type="float" office:value="181.630801326017" calcext:value-type="float">
            <text:p>181.631</text:p>
          </table:table-cell>
          <table:table-cell table:formula="of:=[.H15]" office:value-type="float" office:value="210.623856881573" calcext:value-type="float">
            <text:p>210.624</text:p>
          </table:table-cell>
          <table:table-cell table:formula="of:=[.I15]" office:value-type="float" office:value="213.748856881573" calcext:value-type="float">
            <text:p>213.749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([.C16]+[.D17]+[.E17])/3" office:value-type="float" office:value="195.166355484428" calcext:value-type="float">
            <text:p>195.166</text:p>
          </table:table-cell>
          <table:table-cell table:style-name="ce6" table:formula="of:=[.D16]" office:value-type="float" office:value="181.800602042372" calcext:value-type="float">
            <text:p>181.801</text:p>
          </table:table-cell>
          <table:table-cell table:style-name="ce6" table:formula="of:=[.E16]" office:value-type="float" office:value="209.69412056089" calcext:value-type="float">
            <text:p>209.694</text:p>
          </table:table-cell>
          <table:table-cell table:style-name="ce6" table:formula="of:=[.F15]" office:value-type="float" office:value="178.505801326017" calcext:value-type="float">
            <text:p>178.506</text:p>
          </table:table-cell>
          <table:table-cell table:style-name="ce6" table:formula="of:=[.G15]" office:value-type="float" office:value="181.630801326017" calcext:value-type="float">
            <text:p>181.631</text:p>
          </table:table-cell>
          <table:table-cell table:style-name="ce6" table:formula="of:=[.H15]" office:value-type="float" office:value="210.623856881573" calcext:value-type="float">
            <text:p>210.624</text:p>
          </table:table-cell>
          <table:table-cell table:style-name="ce6" table:formula="of:=[.I15]" office:value-type="float" office:value="213.748856881573" calcext:value-type="float">
            <text:p>213.749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17]" office:value-type="float" office:value="195.166355484428" calcext:value-type="float">
            <text:p>195.166</text:p>
          </table:table-cell>
          <table:table-cell table:formula="of:=([.C17]+[.D17])/2" office:value-type="float" office:value="188.4834787634" calcext:value-type="float">
            <text:p>188.483</text:p>
          </table:table-cell>
          <table:table-cell table:formula="of:=([.C17]+[.E17])/2" office:value-type="float" office:value="202.430238022659" calcext:value-type="float">
            <text:p>202.430</text:p>
          </table:table-cell>
          <table:table-cell table:formula="of:=([.D18]+[.F17])/2" office:value-type="float" office:value="183.494640044709" calcext:value-type="float">
            <text:p>183.495</text:p>
          </table:table-cell>
          <table:table-cell table:formula="of:=([.D18]+[.G17])/2" office:value-type="float" office:value="185.057140044709" calcext:value-type="float">
            <text:p>185.057</text:p>
          </table:table-cell>
          <table:table-cell table:formula="of:=([.E18]+[.H17])/2" office:value-type="float" office:value="206.527047452116" calcext:value-type="float">
            <text:p>206.527</text:p>
          </table:table-cell>
          <table:table-cell table:formula="of:=([.E18]+[.I17])/2" office:value-type="float" office:value="208.089547452116" calcext:value-type="float">
            <text:p>208.090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18]" office:value-type="float" office:value="195.166355484428" calcext:value-type="float">
            <text:p>195.166</text:p>
          </table:table-cell>
          <table:table-cell table:formula="of:=([.D18]+[.F18]+[.G18])/3" office:value-type="float" office:value="185.678419617606" calcext:value-type="float">
            <text:p>185.678</text:p>
          </table:table-cell>
          <table:table-cell table:formula="of:=([.E18]+[.H18]+[.I18])/3" office:value-type="float" office:value="205.682277642297" calcext:value-type="float">
            <text:p>205.682</text:p>
          </table:table-cell>
          <table:table-cell table:formula="of:=[.F18]" office:value-type="float" office:value="183.494640044709" calcext:value-type="float">
            <text:p>183.495</text:p>
          </table:table-cell>
          <table:table-cell table:formula="of:=[.G18]" office:value-type="float" office:value="185.057140044709" calcext:value-type="float">
            <text:p>185.057</text:p>
          </table:table-cell>
          <table:table-cell table:formula="of:=[.H18]" office:value-type="float" office:value="206.527047452116" calcext:value-type="float">
            <text:p>206.527</text:p>
          </table:table-cell>
          <table:table-cell table:formula="of:=[.I18]" office:value-type="float" office:value="208.089547452116" calcext:value-type="float">
            <text:p>208.090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" table:formula="of:=([.C19]+[.D20]+[.E20])/3" office:value-type="float" office:value="195.509017581444" calcext:value-type="float">
            <text:p>195.509</text:p>
          </table:table-cell>
          <table:table-cell table:style-name="ce6" table:formula="of:=[.D19]" office:value-type="float" office:value="185.678419617606" calcext:value-type="float">
            <text:p>185.678</text:p>
          </table:table-cell>
          <table:table-cell table:style-name="ce6" table:formula="of:=[.E19]" office:value-type="float" office:value="205.682277642297" calcext:value-type="float">
            <text:p>205.682</text:p>
          </table:table-cell>
          <table:table-cell table:style-name="ce6" table:formula="of:=[.F18]" office:value-type="float" office:value="183.494640044709" calcext:value-type="float">
            <text:p>183.495</text:p>
          </table:table-cell>
          <table:table-cell table:style-name="ce6" table:formula="of:=[.G18]" office:value-type="float" office:value="185.057140044709" calcext:value-type="float">
            <text:p>185.057</text:p>
          </table:table-cell>
          <table:table-cell table:style-name="ce6" table:formula="of:=[.H18]" office:value-type="float" office:value="206.527047452116" calcext:value-type="float">
            <text:p>206.527</text:p>
          </table:table-cell>
          <table:table-cell table:style-name="ce6" table:formula="of:=[.I18]" office:value-type="float" office:value="208.089547452116" calcext:value-type="float">
            <text:p>208.090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20]" office:value-type="float" office:value="195.509017581444" calcext:value-type="float">
            <text:p>195.509</text:p>
          </table:table-cell>
          <table:table-cell table:formula="of:=([.C20]+[.D20])/2" office:value-type="float" office:value="190.593718599525" calcext:value-type="float">
            <text:p>190.594</text:p>
          </table:table-cell>
          <table:table-cell table:formula="of:=([.C20]+[.E20])/2" office:value-type="float" office:value="200.59564761187" calcext:value-type="float">
            <text:p>200.596</text:p>
          </table:table-cell>
          <table:table-cell table:formula="of:=([.D21]+[.F20])/2" office:value-type="float" office:value="187.044179322117" calcext:value-type="float">
            <text:p>187.044</text:p>
          </table:table-cell>
          <table:table-cell table:formula="of:=([.D21]+[.G20])/2" office:value-type="float" office:value="187.825429322117" calcext:value-type="float">
            <text:p>187.825</text:p>
          </table:table-cell>
          <table:table-cell table:formula="of:=([.E21]+[.H20])/2" office:value-type="float" office:value="203.561347531993" calcext:value-type="float">
            <text:p>203.561</text:p>
          </table:table-cell>
          <table:table-cell table:formula="of:=([.E21]+[.I20])/2" office:value-type="float" office:value="204.342597531993" calcext:value-type="float">
            <text:p>204.343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21]" office:value-type="float" office:value="195.509017581444" calcext:value-type="float">
            <text:p>195.509</text:p>
          </table:table-cell>
          <table:table-cell table:formula="of:=([.D21]+[.F21]+[.G21])/3" office:value-type="float" office:value="188.487775747919" calcext:value-type="float">
            <text:p>188.488</text:p>
          </table:table-cell>
          <table:table-cell table:formula="of:=([.E21]+[.H21]+[.I21])/3" office:value-type="float" office:value="202.833197558619" calcext:value-type="float">
            <text:p>202.833</text:p>
          </table:table-cell>
          <table:table-cell table:formula="of:=[.F21]" office:value-type="float" office:value="187.044179322117" calcext:value-type="float">
            <text:p>187.044</text:p>
          </table:table-cell>
          <table:table-cell table:formula="of:=[.G21]" office:value-type="float" office:value="187.825429322117" calcext:value-type="float">
            <text:p>187.825</text:p>
          </table:table-cell>
          <table:table-cell table:formula="of:=[.H21]" office:value-type="float" office:value="203.561347531993" calcext:value-type="float">
            <text:p>203.561</text:p>
          </table:table-cell>
          <table:table-cell table:formula="of:=[.I21]" office:value-type="float" office:value="204.342597531993" calcext:value-type="float">
            <text:p>204.343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" table:formula="of:=([.C22]+[.D23]+[.E23])/3" office:value-type="float" office:value="195.609996962661" calcext:value-type="float">
            <text:p>195.610</text:p>
          </table:table-cell>
          <table:table-cell table:style-name="ce6" table:formula="of:=[.D22]" office:value-type="float" office:value="188.487775747919" calcext:value-type="float">
            <text:p>188.488</text:p>
          </table:table-cell>
          <table:table-cell table:style-name="ce6" table:formula="of:=[.E22]" office:value-type="float" office:value="202.833197558619" calcext:value-type="float">
            <text:p>202.833</text:p>
          </table:table-cell>
          <table:table-cell table:style-name="ce6" table:formula="of:=[.F21]" office:value-type="float" office:value="187.044179322117" calcext:value-type="float">
            <text:p>187.044</text:p>
          </table:table-cell>
          <table:table-cell table:style-name="ce6" table:formula="of:=[.G21]" office:value-type="float" office:value="187.825429322117" calcext:value-type="float">
            <text:p>187.825</text:p>
          </table:table-cell>
          <table:table-cell table:style-name="ce6" table:formula="of:=[.H21]" office:value-type="float" office:value="203.561347531993" calcext:value-type="float">
            <text:p>203.561</text:p>
          </table:table-cell>
          <table:table-cell table:style-name="ce6" table:formula="of:=[.I21]" office:value-type="float" office:value="204.342597531993" calcext:value-type="float">
            <text:p>204.343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23]" office:value-type="float" office:value="195.609996962661" calcext:value-type="float">
            <text:p>195.610</text:p>
          </table:table-cell>
          <table:table-cell table:formula="of:=([.C23]+[.D23])/2" office:value-type="float" office:value="192.04888635529" calcext:value-type="float">
            <text:p>192.049</text:p>
          </table:table-cell>
          <table:table-cell table:formula="of:=([.C23]+[.E23])/2" office:value-type="float" office:value="199.22159726064" calcext:value-type="float">
            <text:p>199.222</text:p>
          </table:table-cell>
          <table:table-cell table:formula="of:=([.D24]+[.F23])/2" office:value-type="float" office:value="189.546532838703" calcext:value-type="float">
            <text:p>189.547</text:p>
          </table:table-cell>
          <table:table-cell table:formula="of:=([.D24]+[.G23])/2" office:value-type="float" office:value="189.937157838703" calcext:value-type="float">
            <text:p>189.937</text:p>
          </table:table-cell>
          <table:table-cell table:formula="of:=([.E24]+[.H23])/2" office:value-type="float" office:value="201.391472396317" calcext:value-type="float">
            <text:p>201.391</text:p>
          </table:table-cell>
          <table:table-cell table:formula="of:=([.E24]+[.I23])/2" office:value-type="float" office:value="201.782097396317" calcext:value-type="float">
            <text:p>201.782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24]" office:value-type="float" office:value="195.609996962661" calcext:value-type="float">
            <text:p>195.610</text:p>
          </table:table-cell>
          <table:table-cell table:formula="of:=([.D24]+[.F24]+[.G24])/3" office:value-type="float" office:value="190.510859010899" calcext:value-type="float">
            <text:p>190.511</text:p>
          </table:table-cell>
          <table:table-cell table:formula="of:=([.E24]+[.H24]+[.I24])/3" office:value-type="float" office:value="200.798389017758" calcext:value-type="float">
            <text:p>200.798</text:p>
          </table:table-cell>
          <table:table-cell table:formula="of:=[.F24]" office:value-type="float" office:value="189.546532838703" calcext:value-type="float">
            <text:p>189.547</text:p>
          </table:table-cell>
          <table:table-cell table:formula="of:=[.G24]" office:value-type="float" office:value="189.937157838703" calcext:value-type="float">
            <text:p>189.937</text:p>
          </table:table-cell>
          <table:table-cell table:formula="of:=[.H24]" office:value-type="float" office:value="201.391472396317" calcext:value-type="float">
            <text:p>201.391</text:p>
          </table:table-cell>
          <table:table-cell table:formula="of:=[.I24]" office:value-type="float" office:value="201.782097396317" calcext:value-type="float">
            <text:p>201.782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table:formula="of:=([.C25]+[.D26]+[.E26])/3" office:value-type="float" office:value="195.639748330439" calcext:value-type="float">
            <text:p>195.640</text:p>
          </table:table-cell>
          <table:table-cell table:style-name="ce6" table:formula="of:=[.D25]" office:value-type="float" office:value="190.510859010899" calcext:value-type="float">
            <text:p>190.511</text:p>
          </table:table-cell>
          <table:table-cell table:style-name="ce6" table:formula="of:=[.E25]" office:value-type="float" office:value="200.798389017758" calcext:value-type="float">
            <text:p>200.798</text:p>
          </table:table-cell>
          <table:table-cell table:style-name="ce6" table:formula="of:=[.F24]" office:value-type="float" office:value="189.546532838703" calcext:value-type="float">
            <text:p>189.547</text:p>
          </table:table-cell>
          <table:table-cell table:style-name="ce6" table:formula="of:=[.G24]" office:value-type="float" office:value="189.937157838703" calcext:value-type="float">
            <text:p>189.937</text:p>
          </table:table-cell>
          <table:table-cell table:style-name="ce6" table:formula="of:=[.H24]" office:value-type="float" office:value="201.391472396317" calcext:value-type="float">
            <text:p>201.391</text:p>
          </table:table-cell>
          <table:table-cell table:style-name="ce6" table:formula="of:=[.I24]" office:value-type="float" office:value="201.782097396317" calcext:value-type="float">
            <text:p>201.782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formula="of:=[.C26]" office:value-type="float" office:value="195.639748330439" calcext:value-type="float">
            <text:p>195.640</text:p>
          </table:table-cell>
          <table:table-cell table:formula="of:=([.C26]+[.D26])/2" office:value-type="float" office:value="193.075303670669" calcext:value-type="float">
            <text:p>193.075</text:p>
          </table:table-cell>
          <table:table-cell table:formula="of:=([.C26]+[.E26])/2" office:value-type="float" office:value="198.219068674098" calcext:value-type="float">
            <text:p>198.219</text:p>
          </table:table-cell>
          <table:table-cell table:formula="of:=([.D27]+[.F26])/2" office:value-type="float" office:value="191.310918254686" calcext:value-type="float">
            <text:p>191.311</text:p>
          </table:table-cell>
          <table:table-cell table:formula="of:=([.D27]+[.G26])/2" office:value-type="float" office:value="191.506230754686" calcext:value-type="float">
            <text:p>191.506</text:p>
          </table:table-cell>
          <table:table-cell table:formula="of:=([.E27]+[.H26])/2" office:value-type="float" office:value="199.805270535207" calcext:value-type="float">
            <text:p>199.805</text:p>
          </table:table-cell>
          <table:table-cell table:formula="of:=([.E27]+[.I26])/2" office:value-type="float" office:value="200.000583035207" calcext:value-type="float">
            <text:p>200.001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C27]" office:value-type="float" office:value="195.639748330439" calcext:value-type="float">
            <text:p>195.640</text:p>
          </table:table-cell>
          <table:table-cell table:formula="of:=([.D27]+[.F27]+[.G27])/3" office:value-type="float" office:value="191.964150893347" calcext:value-type="float">
            <text:p>191.964</text:p>
          </table:table-cell>
          <table:table-cell table:formula="of:=([.E27]+[.H27]+[.I27])/3" office:value-type="float" office:value="199.341640748171" calcext:value-type="float">
            <text:p>199.342</text:p>
          </table:table-cell>
          <table:table-cell table:formula="of:=[.F27]" office:value-type="float" office:value="191.310918254686" calcext:value-type="float">
            <text:p>191.311</text:p>
          </table:table-cell>
          <table:table-cell table:formula="of:=[.G27]" office:value-type="float" office:value="191.506230754686" calcext:value-type="float">
            <text:p>191.506</text:p>
          </table:table-cell>
          <table:table-cell table:formula="of:=[.H27]" office:value-type="float" office:value="199.805270535207" calcext:value-type="float">
            <text:p>199.805</text:p>
          </table:table-cell>
          <table:table-cell table:formula="of:=[.I27]" office:value-type="float" office:value="200.000583035207" calcext:value-type="float">
            <text:p>200.001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" table:formula="of:=([.C28]+[.D29]+[.E29])/3" office:value-type="float" office:value="195.648513323986" calcext:value-type="float">
            <text:p>195.649</text:p>
          </table:table-cell>
          <table:table-cell table:style-name="ce6" table:formula="of:=[.D28]" office:value-type="float" office:value="191.964150893347" calcext:value-type="float">
            <text:p>191.964</text:p>
          </table:table-cell>
          <table:table-cell table:style-name="ce6" table:formula="of:=[.E28]" office:value-type="float" office:value="199.341640748171" calcext:value-type="float">
            <text:p>199.342</text:p>
          </table:table-cell>
          <table:table-cell table:style-name="ce6" table:formula="of:=[.F27]" office:value-type="float" office:value="191.310918254686" calcext:value-type="float">
            <text:p>191.311</text:p>
          </table:table-cell>
          <table:table-cell table:style-name="ce6" table:formula="of:=[.G27]" office:value-type="float" office:value="191.506230754686" calcext:value-type="float">
            <text:p>191.506</text:p>
          </table:table-cell>
          <table:table-cell table:style-name="ce6" table:formula="of:=[.H27]" office:value-type="float" office:value="199.805270535207" calcext:value-type="float">
            <text:p>199.805</text:p>
          </table:table-cell>
          <table:table-cell table:style-name="ce6" table:formula="of:=[.I27]" office:value-type="float" office:value="200.000583035207" calcext:value-type="float">
            <text:p>20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25:40.171440588</meta:creation-date>
    <meta:generator>LibreOffice/4.2.8.2$Linux_X86_64 LibreOffice_project/420m0$Build-2</meta:generator>
    <dc:date>2016-04-14T21:31:40.412555549</dc:date>
    <meta:editing-duration>PT1H4M43S</meta:editing-duration>
    <meta:editing-cycles>38</meta:editing-cycles>
    <meta:document-statistic meta:table-count="1" meta:cell-count="233" meta:object-count="0"/>
  </office:meta>
</office:document-meta>
</file>